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ntarell" svg:font-family="Cantarell"/>
    <style:font-face style:name="Lohit Devanagari1" svg:font-family="'Lohit Devanagari'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eaf56" officeooo:paragraph-rsid="001eaf56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>
      <style:text-properties officeooo:paragraph-rsid="00243dfd"/>
    </style:style>
    <style:style style:name="P6" style:family="paragraph" style:parent-style-name="Text_20_body" style:list-style-name="L4">
      <style:text-properties officeooo:rsid="0026c581" officeooo:paragraph-rsid="0026c581"/>
    </style:style>
    <style:style style:name="P7" style:family="paragraph" style:parent-style-name="Text_20_body">
      <style:text-properties officeooo:rsid="0026c581" officeooo:paragraph-rsid="0026c581"/>
    </style:style>
    <style:style style:name="P8" style:family="paragraph" style:parent-style-name="Text_20_body" style:list-style-name="L4">
      <style:text-properties officeooo:rsid="0028e6be" officeooo:paragraph-rsid="0028e6be"/>
    </style:style>
    <style:style style:name="P9" style:family="paragraph" style:parent-style-name="Text_20_body" style:list-style-name="L4">
      <style:text-properties officeooo:rsid="002bbefc" officeooo:paragraph-rsid="00378e92"/>
    </style:style>
    <style:style style:name="P10" style:family="paragraph" style:parent-style-name="Text_20_body" style:list-style-name="L4">
      <style:text-properties officeooo:rsid="002f99ad" officeooo:paragraph-rsid="002f99ad"/>
    </style:style>
    <style:style style:name="P11" style:family="paragraph" style:parent-style-name="Text_20_body" style:list-style-name="L4">
      <style:text-properties officeooo:rsid="00315550" officeooo:paragraph-rsid="00315550"/>
    </style:style>
    <style:style style:name="P12" style:family="paragraph" style:parent-style-name="Text_20_body" style:list-style-name="L4">
      <style:text-properties officeooo:rsid="0039cf95" officeooo:paragraph-rsid="0039cf95"/>
    </style:style>
    <style:style style:name="P13" style:family="paragraph" style:parent-style-name="Text_20_body" style:list-style-name="L5">
      <style:text-properties officeooo:rsid="0039cf95" officeooo:paragraph-rsid="0039cf95"/>
    </style:style>
    <style:style style:name="P14" style:family="paragraph" style:parent-style-name="Text_20_body" style:list-style-name="L4">
      <style:text-properties officeooo:rsid="003bc9db" officeooo:paragraph-rsid="003bc9db"/>
    </style:style>
    <style:style style:name="P15" style:family="paragraph" style:parent-style-name="Text_20_body" style:list-style-name="L4">
      <style:text-properties officeooo:rsid="003dc98d" officeooo:paragraph-rsid="003dc98d"/>
    </style:style>
    <style:style style:name="P16" style:family="paragraph" style:parent-style-name="Text_20_body" style:list-style-name="L4">
      <style:text-properties officeooo:rsid="0043eb66" officeooo:paragraph-rsid="0043eb66"/>
    </style:style>
    <style:style style:name="P17" style:family="paragraph" style:parent-style-name="Text_20_body" style:list-style-name="L4">
      <style:text-properties officeooo:rsid="00449613" officeooo:paragraph-rsid="00449613"/>
    </style:style>
    <style:style style:name="P18" style:family="paragraph" style:parent-style-name="Heading_20_1">
      <style:text-properties officeooo:rsid="00243dfd" officeooo:paragraph-rsid="00243dfd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Subtitle">
      <style:text-properties officeooo:rsid="0034ad41" officeooo:paragraph-rsid="0034ad41"/>
    </style:style>
    <style:style style:name="P21" style:family="paragraph" style:parent-style-name="Title">
      <style:text-properties officeooo:rsid="0034ad41" officeooo:paragraph-rsid="0034ad41"/>
    </style:style>
    <style:style style:name="P22" style:family="paragraph" style:parent-style-name="Quotations">
      <style:paragraph-properties fo:text-align="center" style:justify-single-word="false"/>
      <style:text-properties fo:font-style="italic" officeooo:rsid="003567cd" officeooo:paragraph-rsid="003567cd" style:font-style-asian="italic" style:font-style-complex="italic"/>
    </style:style>
    <style:style style:name="T1" style:family="text">
      <style:text-properties officeooo:rsid="001f4275"/>
    </style:style>
    <style:style style:name="T2" style:family="text">
      <style:text-properties officeooo:rsid="00256813"/>
    </style:style>
    <style:style style:name="T3" style:family="text">
      <style:text-properties officeooo:rsid="002829b8"/>
    </style:style>
    <style:style style:name="T4" style:family="text">
      <style:text-properties officeooo:rsid="002a0019"/>
    </style:style>
    <style:style style:name="T5" style:family="text">
      <style:text-properties officeooo:rsid="002a053c"/>
    </style:style>
    <style:style style:name="T6" style:family="text">
      <style:text-properties officeooo:rsid="002ebce1"/>
    </style:style>
    <style:style style:name="T7" style:family="text">
      <style:text-properties officeooo:rsid="0031b99d"/>
    </style:style>
    <style:style style:name="T8" style:family="text">
      <style:text-properties officeooo:rsid="003bc613"/>
    </style:style>
    <style:style style:name="T9" style:family="text">
      <style:text-properties officeooo:rsid="00402531"/>
    </style:style>
    <style:style style:name="T10" style:family="text">
      <style:text-properties officeooo:rsid="00425d4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21">Project-summer</text:p>
      <text:p text:style-name="P20">Agora vai ficar sério</text:p>
      <text:p text:style-name="P22">(Now it will get serious)</text:p>
      <text:h text:style-name="P19" text:outline-level="1">Basic Exercises:</text:h>
      <text:p text:style-name="P1"/>
      <text:list xml:id="list8530115557821711399" text:style-name="L1">
        <text:list-item>
          <text:p text:style-name="P2">Warm up</text:p>
        </text:list-item>
        <text:list-item>
          <text:p text:style-name="P2">3 sets of</text:p>
        </text:list-item>
      </text:list>
      <text:list xml:id="list8196692620228295188" text:style-name="L2">
        <text:list-item>
          <text:p text:style-name="P3">20 squats</text:p>
        </text:list-item>
        <text:list-item>
          <text:p text:style-name="P3">10 push ups</text:p>
        </text:list-item>
        <text:list-item>
          <text:p text:style-name="P3">20 walking lunges</text:p>
        </text:list-item>
        <text:list-item>
          <text:p text:style-name="P3">10 dumbell rows</text:p>
        </text:list-item>
        <text:list-item>
          <text:p text:style-name="P3">15 second plank</text:p>
        </text:list-item>
        <text:list-item>
          <text:p text:style-name="P3">30 jumping jacks</text:p>
        </text:list-item>
      </text:list>
      <text:p text:style-name="Text_20_body"><text:tab/><text:span text:style-name="T1">Short time resting</text:span></text:p>
      <text:list xml:id="list4762479586178059175" text:style-name="L3">
        <text:list-item>
          <text:p text:style-name="P4">Strech</text:p>
        </text:list-item>
      </text:list>
      <text:p text:style-name="P7">They must not be done in consecutive days.</text:p>
      <text:h text:style-name="P18" text:outline-level="1"><text:span text:style-name="T2">App features:</text:span></text:h>
      <text:p text:style-name="P5"/>
      <text:list xml:id="list2860528999870081254" text:style-name="L5">
        <text:list-item>
          <text:p text:style-name="P13">Exercise planning features</text:p>
        </text:list-item>
      </text:list>
      <text:list xml:id="list4717829721367313364" text:style-name="L4">
        <text:list-item>
          <text:list>
            <text:list-item>
              <text:p text:style-name="P8">Calendar showing <text:span text:style-name="T4">training </text:span>history</text:p>
            </text:list-item>
            <text:list-item>
              <text:p text:style-name="P6">Push notification<text:span text:style-name="T5">s</text:span> <text:span text:style-name="T3">for training day/time</text:span></text:p>
            </text:list-item>
            <text:list-item>
              <text:p text:style-name="P10">Training goal</text:p>
            </text:list-item>
            <text:list-item>
              <text:p text:style-name="P11">Burndown <text:span text:style-name="T7">chart</text:span></text:p>
            </text:list-item>
            <text:list-item>
              <text:p text:style-name="P9">Exercise <text:span text:style-name="T6">customization</text:span></text:p>
              <text:p text:style-name="P9"/>
            </text:list-item>
          </text:list>
        </text:list-item>
        <text:list-item>
          <text:p text:style-name="P12">Exercising <text:span text:style-name="T8">features</text:span></text:p>
          <text:list>
            <text:list-item>
              <text:p text:style-name="P14">Exercise list</text:p>
            </text:list-item>
            <text:list-item>
              <text:p text:style-name="P15">Timer / stopwatch <text:span text:style-name="T10">for resting / time-based exercises</text:span></text:p>
            </text:list-item>
            <text:list-item>
              <text:p text:style-name="P16">Manual count for set-based exercises</text:p>
            </text:list-item>
            <text:list-item>
              <text:p text:style-name="P17">Automatic count for set-based exercise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ntarell" svg:font-family="Cantarell"/>
    <style:font-face style:name="Lohit Devanagari1" svg:font-family="'Lohit Devanagari'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ntarell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ntarell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ntarell" fo:font-family="Cantarell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Cantarell" fo:font-family="Cantarell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ntarell" fo:font-family="Cantarell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ntarell" fo:font-family="Cantarell"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rmao </meta:initial-creator>
    <meta:creation-date>2016-07-21T21:06:57.734096431</meta:creation-date>
    <dc:date>2016-07-21T21:28:08.328275003</dc:date>
    <dc:creator>irmao </dc:creator>
    <meta:editing-duration>PT20M54S</meta:editing-duration>
    <meta:editing-cycles>39</meta:editing-cycles>
    <meta:generator>LibreOffice/5.0.6.2$Linux_X86_64 LibreOffice_project/00$Build-2</meta:generator>
    <meta:document-statistic meta:table-count="0" meta:image-count="0" meta:object-count="0" meta:page-count="2" meta:paragraph-count="28" meta:word-count="109" meta:character-count="583" meta:non-whitespace-character-count="521"/>
  </office:meta>
</office:document-meta>
</file>